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edb14" officeooo:paragraph-rsid="001edb14"/>
    </style:style>
    <style:style style:name="P2" style:family="paragraph" style:parent-style-name="Standard">
      <style:paragraph-properties fo:text-align="center" style:justify-single-word="false"/>
      <style:text-properties officeooo:rsid="001edb14" officeooo:paragraph-rsid="001edb14"/>
    </style:style>
    <style:style style:name="P3" style:family="paragraph" style:parent-style-name="Standard">
      <style:text-properties fo:font-style="italic" officeooo:rsid="001edb14" officeooo:paragraph-rsid="001edb14" style:font-style-asian="italic" style:font-style-complex="italic"/>
    </style:style>
    <style:style style:name="P4" style:family="paragraph" style:parent-style-name="Standard">
      <style:text-properties officeooo:rsid="001f9779" officeooo:paragraph-rsid="001f9779"/>
    </style:style>
    <style:style style:name="P5" style:family="paragraph" style:parent-style-name="Standard">
      <style:text-properties officeooo:rsid="001f9779" officeooo:paragraph-rsid="002050b4"/>
    </style:style>
    <style:style style:name="P6" style:family="paragraph" style:parent-style-name="Standard">
      <style:text-properties officeooo:rsid="001f9779" officeooo:paragraph-rsid="00215753"/>
    </style:style>
    <style:style style:name="P7" style:family="paragraph" style:parent-style-name="Standard">
      <style:text-properties officeooo:rsid="001fe412" officeooo:paragraph-rsid="002050b4"/>
    </style:style>
    <style:style style:name="P8" style:family="paragraph" style:parent-style-name="Standard">
      <style:text-properties officeooo:rsid="00215753" officeooo:paragraph-rsid="00215753"/>
    </style:style>
    <style:style style:name="P9" style:family="paragraph" style:parent-style-name="Standard">
      <style:text-properties fo:font-size="12pt" officeooo:rsid="001f9779" officeooo:paragraph-rsid="00215753" style:font-size-asian="12pt" style:font-size-complex="12pt"/>
    </style:style>
    <style:style style:name="P10" style:family="paragraph" style:parent-style-name="Standard">
      <style:text-properties fo:font-size="12pt" officeooo:rsid="001f9779" officeooo:paragraph-rsid="00223ccf" style:font-size-asian="12pt" style:font-size-complex="12pt"/>
    </style:style>
    <style:style style:name="P11" style:family="paragraph" style:parent-style-name="Standard">
      <style:text-properties fo:font-size="12pt" officeooo:rsid="00223ccf" officeooo:paragraph-rsid="00223ccf" style:font-size-asian="12pt" style:font-size-complex="12pt"/>
    </style:style>
    <style:style style:name="P12" style:family="paragraph" style:parent-style-name="Standard">
      <style:text-properties fo:font-size="12pt" officeooo:rsid="0022ecde" officeooo:paragraph-rsid="0022ecde" style:font-size-asian="12pt" style:font-size-complex="12pt"/>
    </style:style>
    <style:style style:name="P13" style:family="paragraph" style:parent-style-name="Standard">
      <style:text-properties fo:font-size="11pt" officeooo:rsid="001f9779" officeooo:paragraph-rsid="00215753" style:font-size-asian="11pt" style:font-size-complex="11pt"/>
    </style:style>
    <style:style style:name="P14" style:family="paragraph" style:parent-style-name="Standard">
      <style:text-properties fo:font-size="11pt" officeooo:rsid="001f9779" officeooo:paragraph-rsid="00223ccf" style:font-size-asian="11pt" style:font-size-complex="11pt"/>
    </style:style>
    <style:style style:name="P15" style:family="paragraph" style:parent-style-name="Standard">
      <style:text-properties officeooo:rsid="00232abe" officeooo:paragraph-rsid="00232abe"/>
    </style:style>
    <style:style style:name="T1" style:family="text">
      <style:text-properties officeooo:rsid="001edb14"/>
    </style:style>
    <style:style style:name="T2" style:family="text">
      <style:text-properties officeooo:rsid="001f9779"/>
    </style:style>
    <style:style style:name="T3" style:family="text">
      <style:text-properties officeooo:rsid="001fe412"/>
    </style:style>
    <style:style style:name="T4" style:family="text">
      <style:text-properties officeooo:rsid="002050b4"/>
    </style:style>
    <style:style style:name="T5" style:family="text">
      <style:text-properties officeooo:rsid="00215753"/>
    </style:style>
    <style:style style:name="T6" style:family="text">
      <style:text-properties officeooo:rsid="00223ccf"/>
    </style:style>
    <style:style style:name="T7" style:family="text">
      <style:text-properties officeooo:rsid="00231474"/>
    </style:style>
    <style:style style:name="T8" style:family="text">
      <style:text-properties officeooo:rsid="00232abe"/>
    </style:style>
    <style:style style:name="T9" style:family="text">
      <style:text-properties officeooo:rsid="00234d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1">Probabilistic</text:span> Semantics<text:line-break/>of Ethical Reasoning</text:p>
      <text:p text:style-name="P2">by Sven Nilsen, 2018</text:p>
      <text:p text:style-name="P1"/>
      <text:p text:style-name="P3">In this paper I represent an equation that relates probabilit<text:span text:style-name="T3">y</text:span> bias and <text:span text:style-name="T3">confidence factor of language </text:span>context-implication with ethical judgements, based on the theory of ethics as <text:span text:style-name="T2">rational reasoning with </text:span>granul<text:span text:style-name="T2">ar judgements about the world. Together with general path semantical reasoning, this gives a foundation of probabilistic semantics of ethical reasoning, expressed in abstract path semantics.</text:span></text:p>
      <text:p text:style-name="P1"/>
      <text:p text:style-name="P7">Given a two statements `A` and `B` <text:span text:style-name="T8">in path semantics</text:span>, the <text:span text:style-name="T8">following equation predicts </text:span>ethical judgements `E(A)`, `<text:span text:style-name="T2">E(A ∧ B)</text:span>` and `<text:span text:style-name="T2">E(A ∧ ¬B)</text:span>` <text:span text:style-name="T8">related by probabilistic semantics</text:span>:</text:p>
      <text:p text:style-name="P1"/>
      <text:p text:style-name="P5"><text:tab/>E(A) = C(A → B) · <text:span text:style-name="T3">E(</text:span>A ∧ <text:span text:style-name="T3">B)</text:span> + C(¬(A → B)) · ( P(B<text:span text:style-name="T5">|A</text:span>) · E(A ∧ B) + P(¬B<text:span text:style-name="T5">|A</text:span>) · E(A ∧ ¬B) )</text:p>
      <text:p text:style-name="P4"/>
      <text:p text:style-name="P15"><text:span text:style-name="T9">T</text:span>he equation predicts concretely, but <text:span text:style-name="T9">is </text:span>about ethical judgements that are overloaded, <text:span text:style-name="T9">so </text:span>it<text:span text:style-name="T9">s grounding of truth</text:span> <text:span text:style-name="T9">is </text:span>within the domain of abstract path semantics, <text:span text:style-name="T9">a sub-field of esoteric path semantics</text:span>.</text:p>
      <text:p text:style-name="P4"/>
      <text:p text:style-name="P4"><text:tab/><text:span text:style-name="T4">E(A) <text:tab/><text:tab/><text:tab/>An ethical judgement of the statement `A`</text:span></text:p>
      <text:p text:style-name="P5"><text:tab/>E(A ∧ B)<text:tab/><text:tab/><text:span text:style-name="T4">An ethical judgement of the combined statements `</text:span>A ∧ B<text:span text:style-name="T4">`</text:span></text:p>
      <text:p text:style-name="P5"><text:tab/>E(A ∧ ¬B)<text:tab/><text:tab/><text:span text:style-name="T4">An ethical judgement of the combined statements ` </text:span>A ∧ ¬B<text:span text:style-name="T4">`</text:span></text:p>
      <text:p text:style-name="P5"><text:tab/>C(A → B)<text:tab/><text:tab/><text:span text:style-name="T4">The confidence factor that `A` implies `B`</text:span></text:p>
      <text:p text:style-name="P5"><text:tab/>C(¬(A → B))<text:tab/><text:tab/><text:span text:style-name="T4">The confidence factor that it is unknown whether `A` implies `B`</text:span></text:p>
      <text:p text:style-name="P6"><text:tab/>P(B<text:span text:style-name="T5">|A</text:span>)<text:tab/><text:tab/><text:tab/><text:span text:style-name="T5">The probability bias of `B` given `A`</text:span></text:p>
      <text:p text:style-name="P6"><text:tab/>P(¬B<text:span text:style-name="T5">|A</text:span>)<text:tab/><text:tab/><text:span text:style-name="T5">The probability bias of `</text:span>¬<text:span text:style-name="T5">B` given `A`</text:span></text:p>
      <text:p text:style-name="P6"/>
      <text:p text:style-name="P8"><text:span text:style-name="T6">The inversion for the confidence factor (overloaded since probabilistic implication is undefined)</text:span>:</text:p>
      <text:p text:style-name="P9"/>
      <text:p text:style-name="P9"><text:tab/>C(¬(A → B)<text:span text:style-name="T6">)</text:span> <text:span text:style-name="T5">= 1 – </text:span>C(A → B)</text:p>
      <text:p text:style-name="P9"/>
      <text:p text:style-name="P12">The inversion of for probability is standard notation:</text:p>
      <text:p text:style-name="P12"/>
      <text:p text:style-name="P12"><text:tab/><text:span text:style-name="T2">P(¬B|A) </text:span>= 1 – <text:span text:style-name="T2">P(B|A)</text:span></text:p>
      <text:p text:style-name="P9"/>
      <text:p text:style-name="P11">The equation is invariant under the two substitutions:</text:p>
      <text:p text:style-name="P9"/>
      <text:p text:style-name="P9"><text:tab/>C(A → B) · <text:span text:style-name="T3">E(</text:span>A ∧ <text:span text:style-name="T3">B) &lt;=&gt; </text:span>C(A → ¬B) · <text:span text:style-name="T3">E(</text:span>A ∧ ¬<text:span text:style-name="T3">B)</text:span></text:p>
      <text:p text:style-name="P10"><text:tab/>C(¬(A → B)) <text:span text:style-name="T7">&lt;=&gt; </text:span>C(¬(A → ¬B))</text:p>
      <text:p text:style-name="P9"/>
      <text:p text:style-name="P12">The substitution is selected by which confidence factor falls within normalized range.</text:p>
      <text:p text:style-name="P9"/>
      <text:p text:style-name="P12">Alternative forms, <text:span text:style-name="T7">used to derive confidence factor or probability bias</text:span>:</text:p>
      <text:p text:style-name="P13"/>
      <text:p text:style-name="P14"><text:tab/>C(¬(A → B)<text:span text:style-name="T6">)</text:span> <text:span text:style-name="T6">= ( </text:span>E(A) – <text:span text:style-name="T3">E(</text:span>A ∧ <text:span text:style-name="T3">B) ) / ( </text:span>( P(B<text:span text:style-name="T5">|A</text:span>) · E(A ∧ B) + P(¬B<text:span text:style-name="T5">|A</text:span>) · E(A ∧ ¬B) ) - <text:span text:style-name="T3">E(</text:span>A ∧ <text:span text:style-name="T3">B) )</text:span></text:p>
      <text:p text:style-name="P13"/>
      <text:p text:style-name="P14"><text:tab/>P(B<text:span text:style-name="T5">|A</text:span>) <text:span text:style-name="T5">= ( ( </text:span>E(A) – C(A → B) · <text:span text:style-name="T3">E(</text:span>A ∧ <text:span text:style-name="T3">B) ) / </text:span>C(¬(A → B)) – E(A ∧ ¬B) <text:span text:style-name="T5">) / ( </text:span>E(A ∧ B) – E(A ∧ ¬B) <text:span text:style-name="T5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3T00:00:02.430527000</meta:creation-date>
    <dc:date>2018-03-23T01:48:54.738204000</dc:date>
    <meta:editing-duration>PT1M48S</meta:editing-duration>
    <meta:editing-cycles>1</meta:editing-cycles>
    <meta:document-statistic meta:table-count="0" meta:image-count="0" meta:object-count="0" meta:page-count="1" meta:paragraph-count="24" meta:word-count="370" meta:character-count="2017" meta:non-whitespace-character-count="1641"/>
    <meta:generator>LibreOffice/5.1.2.2$MacOSX_X86_64 LibreOffice_project/d3bf12ecb743fc0d20e0be0c58ca359301eb705f</meta:generator>
  </office:meta>
</office:document-meta>
</file>